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7.75cm" fo:min-width="26.75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75cm" fo:min-width="2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6.75cm" fo:min-width="7.25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6.75cm" fo:min-width="8.75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4.25cm" fo:min-width="3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4.25cm" fo:min-width="20.5cm"/>
      <style:paragraph-properties style:writing-mode="lr-tb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5.5cm" fo:min-width="27.45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4cm" fo:min-width="5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5cm" fo:min-width="1.2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7.25cm" svg:height="18cm" svg:x="1cm" svg:y="1cm">
          <text:p text:style-name="P1">Logo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cm" svg:height="2cm" svg:x="13.5cm" svg:y="16cm">
          <text:p text:style-name="P3">Chevron</text:p>
          <text:p text:style-name="P3">Vers le </text:p>
          <text:p text:style-name="P3">bas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3" draw:text-style-name="P2" draw:layer="layout" svg:width="7.75cm" svg:height="7cm" svg:x="19.75cm" svg:y="3cm">
          <text:p text:style-name="P1">Tarifs</text:p>
          <text:p text:style-name="P1">Coloratio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75cm" svg:height="7cm" svg:x="1cm" svg:y="3cm">
          <text:p text:style-name="P1">Tarifs</text:p>
          <text:p text:style-name="P1">Coupe de </text:p>
          <text:p text:style-name="P1">Cheveux 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75cm" svg:height="7cm" svg:x="10cm" svg:y="3cm">
          <text:p text:style-name="P1">Tarifs</text:p>
          <text:p text:style-name="P1">Taille de</text:p>
          <text:p text:style-name="P1">Barb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75cm" svg:height="7cm" svg:x="1cm" svg:y="12cm">
          <text:p text:style-name="P1">Horaires</text:p>
          <text:p text:style-name="P1">Du salo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75cm" svg:height="7cm" svg:x="10cm" svg:y="12cm">
          <text:p text:style-name="P1">Photo</text:p>
          <text:p text:style-name="P1">Devantur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25cm" svg:height="7cm" svg:x="19.25cm" svg:y="12cm">
          <text:p text:style-name="P1">Google maps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5" draw:text-style-name="P2" draw:layer="layout" svg:width="3.5cm" svg:height="4.5cm" svg:x="2.75cm" svg:y="1.25cm">
          <text:p text:style-name="P1">Photo</text:p>
          <text:p text:style-name="P5">Taille de</text:p>
          <text:p text:style-name="P1"><text:s text:c="2"/>Barbe<text:tab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cm" svg:height="4.5cm" svg:x="2.75cm" svg:y="7.5cm">
          <text:p text:style-name="P1">Photo</text:p>
          <text:p text:style-name="P1">Coupe</text:p>
          <text:p text:style-name="P1"><text:s/>Femme<text:tab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cm" svg:height="4.5cm" svg:x="2.75cm" svg:y="14.5cm">
          <text:p text:style-name="P1">Photo</text:p>
          <text:p text:style-name="P1">Coupe</text:p>
          <text:p text:style-name="P1"><text:s/>Homme<text:tab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cm" svg:height="4.5cm" svg:x="7.5cm" svg:y="1.25cm">
          <text:p text:style-name="P1">Photo</text:p>
          <text:p text:style-name="P5">Taille de</text:p>
          <text:p text:style-name="P1"><text:s text:c="2"/>Barbe<text:tab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cm" svg:height="4.5cm" svg:x="12.305cm" svg:y="1.25cm">
          <text:p text:style-name="P1">Photo</text:p>
          <text:p text:style-name="P5">Taille de</text:p>
          <text:p text:style-name="P1"><text:s text:c="2"/>Barbe<text:tab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cm" svg:height="4.5cm" svg:x="17.75cm" svg:y="1.25cm">
          <text:p text:style-name="P1">Photo</text:p>
          <text:p text:style-name="P5">Taille de</text:p>
          <text:p text:style-name="P1"><text:s text:c="2"/>Barbe<text:tab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cm" svg:height="4.5cm" svg:x="22.75cm" svg:y="1.25cm">
          <text:p text:style-name="P1">Photo</text:p>
          <text:p text:style-name="P1">Taille de</text:p>
          <text:p text:style-name="P1"><text:s text:c="2"/>Barbe <text:tab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cm" svg:height="4.5cm" svg:x="7.5cm" svg:y="7.5cm">
          <text:p text:style-name="P1">Photo</text:p>
          <text:p text:style-name="P1">Coupe</text:p>
          <text:p text:style-name="P1"><text:s/>Femme<text:tab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cm" svg:height="4.5cm" svg:x="12.25cm" svg:y="7.5cm">
          <text:p text:style-name="P1">Photo</text:p>
          <text:p text:style-name="P1">Coupe</text:p>
          <text:p text:style-name="P1"><text:s/>Femme<text:tab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cm" svg:height="4.5cm" svg:x="17.75cm" svg:y="7.5cm">
          <text:p text:style-name="P1">Photo</text:p>
          <text:p text:style-name="P1">Coupe</text:p>
          <text:p text:style-name="P1"><text:s/>Femme<text:tab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cm" svg:height="4.5cm" svg:x="22.75cm" svg:y="7.5cm">
          <text:p text:style-name="P1">Photo</text:p>
          <text:p text:style-name="P1">Coupe</text:p>
          <text:p text:style-name="P1"><text:s/>Femme<text:tab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cm" svg:height="4.5cm" svg:x="7.5cm" svg:y="14.5cm">
          <text:p text:style-name="P1">Photo</text:p>
          <text:p text:style-name="P1">Coupe</text:p>
          <text:p text:style-name="P1"><text:s/>Homme<text:tab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cm" svg:height="4.5cm" svg:x="12.25cm" svg:y="14.5cm">
          <text:p text:style-name="P1">Photo</text:p>
          <text:p text:style-name="P1">Coupe</text:p>
          <text:p text:style-name="P1"><text:s/>Homme<text:tab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cm" svg:height="4.5cm" svg:x="17.75cm" svg:y="14.5cm">
          <text:p text:style-name="P1">Photo</text:p>
          <text:p text:style-name="P1">Coupe</text:p>
          <text:p text:style-name="P1"><text:s/>Homme<text:tab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cm" svg:height="4.5cm" svg:x="22.75cm" svg:y="14.5cm">
          <text:p text:style-name="P1">Photo</text:p>
          <text:p text:style-name="P1">Coupe</text:p>
          <text:p text:style-name="P1"><text:s/>Homme<text:tab/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5" draw:text-style-name="P2" draw:layer="layout" svg:width="3.5cm" svg:height="4.5cm" svg:x="17cm" svg:y="3cm">
          <text:p text:style-name="P1">Photo</text:p>
          <text:p text:style-name="P1">Coupe</text:p>
          <text:p text:style-name="P1"><text:s/>Homme<text:tab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cm" svg:height="4.5cm" svg:x="22.5cm" svg:y="3cm">
          <text:p text:style-name="P1">Photo</text:p>
          <text:p text:style-name="P1">Coupe</text:p>
          <text:p text:style-name="P1"><text:s/>Homme<text:tab/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1cm" svg:height="4.5cm" svg:x="4.25cm" svg:y="8.75cm">
          <text:p text:style-name="P1">Logos des marques <text:s/>utilisés<text:tab/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7.95cm" svg:height="5.75cm" svg:x="0.75cm" svg:y="14.25cm">
          <text:p text:style-name="P1"><text:tab/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5cm" svg:height="4.25cm" svg:x="12cm" svg:y="14.75cm">
          <text:p text:style-name="P1">Logo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75cm" svg:height="1.75cm" svg:x="6.5cm" svg:y="14.75cm">
          <text:p text:style-name="P1">Insta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75cm" svg:height="1.75cm" svg:x="6.5cm" svg:y="16.75cm">
          <text:p text:style-name="P1">N°</text:p>
          <text:p text:style-name="P1">Téléphone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75cm" svg:height="1.75cm" svg:x="22cm" svg:y="16.75cm">
          <text:p text:style-name="P1">maps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75cm" svg:height="1.75cm" svg:x="22cm" svg:y="14.75cm">
          <text:p text:style-name="P1">FB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cm" svg:height="4.5cm" svg:x="12.25cm" svg:y="3cm">
          <text:p text:style-name="P1">Photo</text:p>
          <text:p text:style-name="P1">Coupe</text:p>
          <text:p text:style-name="P1"><text:s/>Homme<text:tab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cm" svg:height="4.5cm" svg:x="7.5cm" svg:y="3cm">
          <text:p text:style-name="P1">Photo</text:p>
          <text:p text:style-name="P1">Coupe</text:p>
          <text:p text:style-name="P1"><text:s/>Homme<text:tab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cm" svg:height="4.5cm" svg:x="2.75cm" svg:y="3cm">
          <text:p text:style-name="P1">Photo</text:p>
          <text:p text:style-name="P1">Coupe</text:p>
          <text:p text:style-name="P1"><text:s/>Homme<text:tab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0-09T15:22:35.347000000</dc:date>
    <meta:editing-duration>PT11M35S</meta:editing-duration>
    <meta:editing-cycles>4</meta:editing-cycles>
    <meta:generator>LibreOffice/7.1.4.2$Windows_X86_64 LibreOffice_project/a529a4fab45b75fefc5b6226684193eb000654f6</meta:generator>
    <meta:document-statistic meta:object-count="35"/>
  </office:meta>
</office:document-meta>
</file>